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82cm" fo:min-width="1.485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501cm" fo:min-width="7.926cm"/>
    </style:style>
    <style:style style:name="gr3" style:family="graphic" style:parent-style-name="standard">
      <style:graphic-properties draw:marker-end="Arrowheads_20_2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47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heads_20_8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5cm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4.194cm" fo:min-width="2.65cm" style:writing-mode="lr-tb"/>
      <style:paragraph-properties style:writing-mode="lr-tb"/>
    </style:style>
    <style:style style:name="gr11" style:family="graphic" style:parent-style-name="objectwithoutfill">
      <style:graphic-properties svg:stroke-width="0.051cm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9cm"/>
      <style:paragraph-properties style:writing-mode="lr-tb"/>
    </style:style>
    <style:style style:name="gr16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cm" fo:min-width="0.76cm" style:writing-mode="lr-tb"/>
      <style:paragraph-properties style:writing-mode="lr-tb"/>
    </style:style>
    <style:style style:name="gr17" style:family="graphic" style:parent-style-name="standard">
      <style:graphic-properties draw:marker-end="Arrowheads_20_3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61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 draw:fill-color="#b4c7dc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4pt" style:font-size-asian="4pt" style:font-size-complex="4pt"/>
    </style:style>
    <style:style style:name="P11" style:family="paragraph">
      <loext:graphic-properties draw:fill="solid" draw:fill-color="#ffff00"/>
      <style:paragraph-properties fo:text-align="center" style:writing-mode="lr-tb"/>
      <style:text-properties fo:font-size="4pt" style:font-size-asian="4pt" style:font-size-complex="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85cm" svg:height="0.832cm" draw:transform="skewX (0.0144862327915529) translate (9.167cm 9.198cm)">
          <text:p text:style-name="P1"><text:span text:style-name="T1">State Re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8.426cm" svg:height="5.751cm" svg:x="6.761cm" svg:y="2.907cm">
          <draw:glue-point draw:id="4" svg:x="-5.007cm" svg:y="-3.455cm"/>
          <draw:glue-point draw:id="5" svg:x="5.002cm" svg:y="2.793cm"/>
          <draw:glue-point draw:id="6" svg:x="5.002cm" svg:y="-3.089cm"/>
          <draw:glue-point draw:id="7" svg:x="-1.452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0.011cm" svg:x1="14.986cm" svg:y1="6.149cm" svg:x2="17.687cm" svg:y2="3.96cm" draw:start-shape="id1" draw:start-glue-point="1" draw:end-shape="id2" draw:end-glue-point="3" svg:d="M14986 6149h1362v-2189h1339" svg:viewBox="0 0 2702 2190">
          <text:p/>
        </draw:connector>
        <draw:frame draw:style-name="gr4" draw:text-style-name="P4" xml:id="id2" draw:id="id2" draw:layer="layout" svg:width="2.077cm" svg:height="0.569cm" svg:x="17.687cm" svg:y="3.676cm">
          <draw:text-box>
            <text:p><text:span text:style-name="T2">output_ports</text:span></text:p>
          </draw:text-box>
        </draw:frame>
        <draw:frame draw:style-name="gr5" draw:text-style-name="P5" draw:layer="layout" svg:width="1.747cm" svg:height="0.489cm" svg:x="7.223cm" svg:y="9.693cm">
          <draw:text-box>
            <text:p><text:span text:style-name="T3">current_state</text:span></text:p>
          </draw:text-box>
        </draw:frame>
        <draw:connector draw:style-name="gr6" draw:text-style-name="P6" draw:layer="layout" draw:line-skew="-0.73cm" svg:x1="9.161cm" svg:y1="9.614cm" svg:x2="6.761cm" svg:y2="5.782cm" draw:start-shape="id3" draw:start-glue-point="3" draw:end-shape="id4" draw:end-glue-point="3" svg:d="M9161 9614h-3631v-3832h1231" svg:viewBox="0 0 3632 3833">
          <text:p/>
        </draw:connector>
        <draw:connector draw:style-name="gr7" draw:text-style-name="P6" draw:layer="layout" draw:line-skew="3.668cm" svg:x1="14.2cm" svg:y1="6.144cm" svg:x2="11.146cm" svg:y2="9.614cm" draw:start-shape="id5" draw:end-shape="id3" draw:end-glue-point="1" svg:d="M14200 6144h2144v3470h-5198" svg:viewBox="0 0 5199 3471">
          <text:p/>
        </draw:connector>
        <draw:frame draw:style-name="gr5" draw:text-style-name="P5" draw:layer="layout" svg:width="1.747cm" svg:height="0.489cm" svg:x="11.682cm" svg:y="9.681cm">
          <draw:text-box>
            <text:p><text:span text:style-name="T3">next_state</text:span></text:p>
          </draw:text-box>
        </draw:frame>
        <draw:connector draw:style-name="gr8" draw:text-style-name="P6" draw:layer="layout" svg:x1="4.25cm" svg:y1="3.797cm" svg:x2="6.761cm" svg:y2="3.796cm" draw:start-shape="id6" draw:start-glue-point="1" draw:end-shape="id4" draw:end-glue-point="4" svg:d="M4250 3797h1255v-1h1256" svg:viewBox="0 0 2512 2">
          <text:p/>
        </draw:connector>
        <draw:frame draw:style-name="gr4" draw:text-style-name="P4" xml:id="id6" draw:id="id6" draw:layer="layout" svg:width="2.077cm" svg:height="0.569cm" svg:x="2.173cm" svg:y="3.513cm">
          <draw:text-box>
            <text:p><text:span text:style-name="T2">input_ports</text:span></text:p>
          </draw:text-box>
        </draw:frame>
        <draw:frame draw:style-name="gr9" draw:text-style-name="P7" draw:layer="layout" svg:width="4.405cm" svg:height="1.673cm" svg:x="6.897cm" svg:y="6.5cm">
          <draw:text-box>
            <text:p>Regfile-based</text:p>
            <text:p text:style-name="P3">LUT</text:p>
          </draw:text-box>
        </draw:frame>
        <draw:custom-shape draw:style-name="gr10" draw:text-style-name="P9" xml:id="id1" draw:id="id1" draw:layer="layout" svg:width="3.15cm" svg:height="4.444cm" svg:x="11.836cm" svg:y="3.927cm">
          <text:p text:style-name="P8"><text:span text:style-name="T2">iob_regfile_sp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2.573cm 1.776cm" svg:x1="6.761cm" svg:y1="3.796cm" svg:x2="8.826cm" svg:y2="5.064cm" draw:start-shape="id4" draw:start-glue-point="4" draw:end-shape="id7" draw:end-glue-point="8" svg:d="M6761 3796h2072v385h-7v883" svg:viewBox="0 0 2073 1269">
          <text:p/>
        </draw:connector>
        <draw:frame draw:style-name="gr12" draw:text-style-name="P7" xml:id="id8" draw:id="id8" draw:layer="layout" svg:width="6.179cm" svg:height="0.962cm" svg:x="6.659cm" svg:y="0.323cm">
          <draw:text-box>
            <text:p>IOb swreg interface </text:p>
          </draw:text-box>
        </draw:frame>
        <draw:connector draw:style-name="gr13" draw:text-style-name="P6" draw:layer="layout" svg:x1="9.375cm" svg:y1="5.299cm" svg:x2="11.836cm" svg:y2="6.149cm" draw:start-shape="id7" draw:start-glue-point="5" draw:end-shape="id1" svg:d="M9375 5299v850h2461" svg:viewBox="0 0 2462 851">
          <text:p/>
        </draw:connector>
        <draw:connector draw:style-name="gr13" draw:text-style-name="P6" draw:layer="layout" draw:line-skew="1.281cm" svg:x1="9.751cm" svg:y1="2.907cm" svg:x2="9.746cm" svg:y2="5.064cm" draw:start-shape="id4" draw:start-glue-point="7" draw:end-shape="id7" draw:end-glue-point="9" svg:d="M9751 2907v779h-5v1378" svg:viewBox="0 0 6 2158">
          <text:p/>
        </draw:connector>
        <draw:connector draw:style-name="gr6" draw:text-style-name="P6" draw:layer="layout" draw:line-skew="0.95cm" svg:x1="9.751cm" svg:y1="2.907cm" svg:x2="13.411cm" svg:y2="3.927cm" draw:start-shape="id4" draw:start-glue-point="7" draw:end-shape="id1" draw:end-glue-point="0" svg:d="M9751 2907v448h3660v572" svg:viewBox="0 0 3661 1021">
          <text:p/>
        </draw:connector>
        <draw:connector draw:style-name="gr8" draw:text-style-name="P6" draw:layer="layout" svg:x1="9.748cm" svg:y1="1.285cm" svg:x2="9.751cm" svg:y2="2.907cm" draw:start-shape="id8" draw:start-glue-point="2" draw:end-shape="id4" draw:end-glue-point="7" svg:d="M9748 1285v810h3v812" svg:viewBox="0 0 4 1623">
          <text:p/>
        </draw:connector>
        <draw:frame draw:style-name="gr14" draw:text-style-name="P5" draw:layer="layout" svg:width="1.696cm" svg:height="0.489cm" svg:x="11.897cm" svg:y="2.958cm">
          <draw:text-box>
            <text:p><text:span text:style-name="T3">wdata, wstrb</text:span></text:p>
          </draw:text-box>
        </draw:frame>
        <draw:frame draw:style-name="gr15" draw:text-style-name="P5" xml:id="id5" draw:id="id5" draw:layer="layout" svg:width="0.989cm" svg:height="0.489cm" svg:x="14.2cm" svg:y="5.9cm">
          <draw:text-box>
            <text:p><text:span text:style-name="T3">rdata</text:span></text:p>
          </draw:text-box>
        </draw:frame>
        <draw:custom-shape draw:style-name="gr16" draw:text-style-name="P11" xml:id="id7" draw:id="id7" draw:layer="layout" svg:width="2.25cm" svg:height="0.235cm" svg:x="8.25cm" svg:y="5.064cm">
          <draw:glue-point draw:id="8" svg:x="-2.44cm" svg:y="-5.021cm"/>
          <draw:glue-point draw:id="9" svg:x="1.653cm" svg:y="-5.021cm"/>
          <text:p text:style-name="P10"><text:span text:style-name="T4">Addr select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3" draw:layer="layout" draw:line-skew="1.528cm -4.025cm" svg:x1="9.751cm" svg:y1="2.907cm" svg:x2="10.5cm" svg:y2="5.181cm" draw:start-shape="id4" draw:start-glue-point="7" draw:end-shape="id7" draw:end-glue-point="1" svg:d="M9751 2907v1026h1912v1248h-1163" svg:viewBox="0 0 1913 2275">
          <text:p/>
        </draw:connector>
        <draw:frame draw:style-name="gr18" draw:text-style-name="P5" draw:layer="layout" svg:width="2.161cm" svg:height="0.489cm" svg:x="9.725cm" svg:y="3.504cm">
          <draw:text-box>
            <text:p><text:span text:style-name="T3">avalid &amp;&amp; (|wstrb)</text:span></text:p>
          </draw:text-box>
        </draw:frame>
        <draw:connector draw:style-name="gr13" draw:text-style-name="P6" draw:layer="layout" draw:line-skew="1.731cm 1.401cm" svg:x1="6.761cm" svg:y1="5.782cm" svg:x2="8.826cm" svg:y2="5.064cm" draw:start-shape="id4" draw:start-glue-point="3" draw:end-shape="id7" draw:end-glue-point="8" svg:d="M6761 5782h1230v-1976h835v1258" svg:viewBox="0 0 2066 197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20 20" svg:d="M0 20l10-20 10 2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1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2:48:28.505911624</meta:creation-date>
    <dc:date>2023-07-11T12:35:30.387885992</dc:date>
    <meta:editing-duration>PT2H5M16S</meta:editing-duration>
    <meta:editing-cycles>14</meta:editing-cycles>
    <meta:generator>LibreOffice/7.5.3.2$Linux_X86_64 LibreOffice_project/50$Build-2</meta:generator>
    <meta:document-statistic meta:object-count="24"/>
  </office:meta>
</office:document-meta>
</file>